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svg:font-family="Courier"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paragraph-properties fo:margin-top="0.1665in" fo:margin-bottom="0.1665in" style:contextual-spacing="false"/>
    </style:style>
    <style:style style:name="P2" style:family="paragraph" style:parent-style-name="Heading_20_1" style:master-page-name="MP0">
      <style:paragraph-properties style:page-number="auto" fo:break-before="page"/>
    </style:style>
    <style:style style:name="P3" style:family="paragraph" style:parent-style-name="List_20_Paragraph" style:list-style-name="L1">
      <style:paragraph-properties fo:margin-top="0.1665in" fo:margin-bottom="0.1665in" style:contextual-spacing="false"/>
      <style:text-properties style:font-name="Cambria" style:font-name-asian="Cambria" style:font-name-complex="Cambria"/>
    </style:style>
    <style:style style:name="P4" style:family="paragraph" style:parent-style-name="List_20_Paragraph" style:list-style-name="L2">
      <style:paragraph-properties fo:margin-top="0.1665in" fo:margin-bottom="0.1665in" style:contextual-spacing="false"/>
      <style:text-properties style:font-name="Cambria" style:font-name-asian="Cambria" style:font-name-complex="Cambria"/>
    </style:style>
    <style:style style:name="P5" style:family="paragraph" style:parent-style-name="List_20_Paragraph" style:list-style-name="L3">
      <style:paragraph-properties fo:margin-top="0.1665in" fo:margin-bottom="0.1665in" style:contextual-spacing="false"/>
      <style:text-properties style:font-name="Cambria" style:font-name-asian="Cambria" style:font-name-complex="Cambria"/>
    </style:style>
    <style:style style:name="P6" style:family="paragraph" style:parent-style-name="List_20_Paragraph" style:list-style-name="L4">
      <style:paragraph-properties fo:margin-top="0.1665in" fo:margin-bottom="0.1665in" style:contextual-spacing="false"/>
      <style:text-properties style:font-name="Cambria" style:font-name-asian="Cambria" style:font-name-complex="Cambria"/>
    </style:style>
    <style:style style:name="P7" style:family="paragraph" style:parent-style-name="List_20_Paragraph" style:list-style-name="L5">
      <style:paragraph-properties fo:margin-top="0.1665in" fo:margin-bottom="0.1665in" style:contextual-spacing="false"/>
      <style:text-properties style:font-name="Cambria" style:font-name-asian="Cambria" style:font-name-complex="Cambria"/>
    </style:style>
    <style:style style:name="P8" style:family="paragraph" style:parent-style-name="List_20_Paragraph" style:list-style-name="L6"/>
    <style:style style:name="T1" style:family="text">
      <style:text-properties style:font-name="Cambria" style:font-name-asian="Cambria" style:font-name-complex="Cambria"/>
    </style:style>
    <style:style style:name="T2" style:family="text">
      <style:text-properties style:font-name="Cambria" officeooo:rsid="001341ed" style:font-name-asian="Cambria" style:font-name-complex="Cambria"/>
    </style:style>
    <style:style style:name="T3" style:family="text">
      <style:text-properties style:font-name="Cambria" fo:font-weight="bold" style:font-name-asian="Cambria" style:font-weight-asian="bold" style:font-name-complex="Cambria" style:font-weight-complex="bold"/>
    </style:style>
    <style:style style:name="T4" style:family="text">
      <style:text-properties style:font-name="Consolas" style:font-name-asian="Consolas" style:font-name-complex="Consolas"/>
    </style:style>
    <style:style style:name="T5" style:family="text">
      <style:text-properties officeooo:rsid="00118443"/>
    </style:style>
    <text:list-style style:name="L1">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Aptos"/>
      </text:list-level-style-bullet>
      <text:list-level-style-bullet text:level="2" text:style-name="WW_5f_CharLFO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Aptos"/>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Aptos"/>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Aptos"/>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Aptos"/>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Aptos"/>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Gesture-Controlled Interactive System: Multi-Hardware Control with a Single Classifier</text:h>
      <text:p text:style-name="Normal">Chakib El Bassam, University of Limerick, 24423971@studentmail.ul.ie</text:p>
      <text:p text:style-name="Normal">Mykhailo Yuriev, University of Limerick, 24404985.email@ul.ie</text:p>
      <text:h text:style-name="Heading_20_1" text:outline-level="1">Abstract</text:h>
      <text:p text:style-name="Normal">We present an interactive system that uses a shared hand gesture classification model to control two different hardware devices: a robotic hand and an RC car. Each of us independently designed and built one hardware component, but we collaborated to build and integrate the shared gesture recognition software used to control both systems. This report outlines our research, development process, and a unified software-hardware integration pipeline.</text:p>
      <text:h text:style-name="Heading_20_1" text:outline-level="1">CCS CONCEPTS</text:h>
      <text:p text:style-name="Normal">• Human-centered computing → User interface design<text:line-break/>• Computing methodologies → Machine learning<text:line-break/>• Hardware → Sensors and actuators</text:p>
      <text:h text:style-name="Heading_20_1" text:outline-level="1">Keywords</text:h>
      <text:p text:style-name="Normal">Gesture recognition, machine learning, RC car, robotic hand, ESP32-CAM, Mediapipe, real-time control.</text:p>
      <text:h text:style-name="Heading_20_1" text:outline-level="1">1. Introduction</text:h>
      <text:p text:style-name="Normal">Gesture recognition provides a natural interface for interacting with technology. In our project, we developed two separate hardware systems, an RC car and a robotic hand that are both controlled through the same gesture classification system. Chakib focused on building the RC car, and Mykhailo developed the robotic hand. We worked together to develop a unified software layer that interprets finger-based hand gestures and translates them into commands that both hardware systems can respond to.</text:p>
      <text:h text:style-name="Heading_20_1" text:outline-level="1"><text:soft-page-break/>2. Related Research</text:h>
      <text:p text:style-name="Normal">Gesture recognition has been explored using various approaches: video-based tracking, sensor based IMUs, CNNs, and dynamic time warping. Frameworks like Google’s Mediapipe provide robust landmark tracking capabilities and have been widely used in real time gesture-based systems. Our approach relied on extracting l finger poses into meaningful commands.</text:p>
      <text:h text:style-name="Heading_20_1" text:outline-level="1">3. Development Process</text:h>
      <text:h text:style-name="Heading_20_2" text:outline-level="2">3.1 System Overview</text:h>
      <text:p text:style-name="Normal">The system components are as follows:<text:line-break/>- A laptop webcam for real-time gesture capture.<text:line-break/>- A gesture classifier model that interprets hand gestures and converts them to commands.<text:line-break/>- An RC car with ESP32-CAM, capable of movement and live-streaming.<text:line-break/>- A robotic hand (A.C.R.A.) with Raspberry Pi 4, Waveshare HAT extension and SG-90 servo motors.<text:line-break/>- A graphical user interface showing webcam and RC car live streams.<text:line-break/>Although each of us worked on our own hardware component, we ensured the software logic controlling them remained consistent.</text:p>
      <text:h text:style-name="Heading_20_2" text:outline-level="2">3.2 Algorithm Choice (Gesture Classification)</text:h>
      <text:p text:style-name="Normal">After a quite long testing period on our prototypes, we decided that the most optimal, precise and effective algorithm of tracking and calculating the angles of motion of our fingers and hands would be SVC (Support Vector Classifier) from scikit-learn, combined with mediapipe, consequently giving us a stable, relatively lightweight and smooth model, which prooved to be ideal for our hand, or gesture, tracking projects.<text:line-break/></text:p>
      <text:h text:style-name="Heading_20_2" text:outline-level="2">3.3 Training, Calibration and Testing</text:h>
      <text:p text:style-name="P1"><text:span text:style-name="Default_20_Paragraph_20_Font"><text:span text:style-name="T1">We built our dataset by asking a handful of people to do about 10 gestures: open palm, half-curl, point, fist, etc. For each gesture, we recorded the five flexion angles (our features) and the “ideal” servo positions (our labels). After an 80/20 train/validation split, we scaled the features and trained five one-vs-rest SVCs—one per finger. A quick grid search found decent C and gamma values. During calibration, small per-servo offsets iron out hardware quirks, and we add a short exponential smoothing (α</text:span></text:span><text:span text:style-name="Default_20_Paragraph_20_Font"><text:span text:style-name="T2">=</text:span></text:span><text:span text:style-name="Default_20_Paragraph_20_Font"><text:span text:style-name="T1">0.3) to cut jitter. In real-time tests, we saw &lt;200 ms latency and about 95% accuracy on unseen gestures.</text:span></text:span></text:p>
      <text:p text:style-name="Normal"/>
      <text:p text:style-name="Normal"/>
      <text:h text:style-name="Heading_20_2" text:outline-level="2"><text:soft-page-break/>3.4 Feature Extraction</text:h>
      <text:p text:style-name="P1"><text:span text:style-name="Default_20_Paragraph_20_Font"><text:span text:style-name="T1">Rather than use all 21 landmark coords, we boil each finger down to one angle: the internal PIP flexion between MCP→PIP and PIP→tip. That gives us a 5-element feature vector ([index, middle, ring, pinky, thumb]), which is just enough to tell subtle differences but small enough for instant inference. This compact approach keeps things fast and robust—even if fingers overlap or light changes. Our feature vector consists of five flexion angles, one per digit, computed from three landmarks each (MCP, PIP, tip). We calculate the signed internal angle at the PIP joint between the vector from MCP→PIP and PIP→tip, then take its absolute value in degrees. This compact representation captures each finger’s curl state directly—yielding robust separation between gestures even under moderate occlusion or lighting variation. By focusing on these key angles rather than the full 21‑point coordinate set, we significantly reduce dimensionality, speed up inference, and maintain high sensitivity to subtle pose changes.</text:span></text:span></text:p>
      <text:p text:style-name="Normal"><text:line-break/></text:p>
      <text:h text:style-name="Heading_20_2" text:outline-level="2">3.5 Output Design and Integration</text:h>
      <text:p text:style-name="P1">RC Car:<text:line-break/>Each command is mapped as a single-character HTTP GET request sent to the ESP32-CAM endpoint (e.g., "/control?dir=w"). The system freezes the last video frame during the command to prevent stream conflicts, resuming immediately after. The GUI displays two live video feeds side-by-side, one from the ESP32-CAM on the car and another showing gesture classification. It provides a smooth control loop from gesture to hardware response.<text:line-break/><text:line-break/>Robotic Hand (A.C.R.A.):<text:line-break/><text:span text:style-name="Default_20_Paragraph_20_Font"><text:span text:style-name="T1">Once a gesture is classified by our SVC ensemble, we map it back to the five servo angles underneath. Those angles get UDP’d over to the Pi, and our Waveshare HAT steps in to flex each finger. Under the hood, the Pi unpacks the five bytes, clamps them to 0–180°, and shoves them to the correct channel based on our </text:span></text:span><text:span text:style-name="Default_20_Paragraph_20_Font"><text:span text:style-name="T4">FINGER_CHANNEL_MAP</text:span></text:span><text:span text:style-name="Default_20_Paragraph_20_Font"><text:span text:style-name="T1">. The result: your classified gesture translates instantly into mechanical motion, closing or opening the hand, pointing, or whatever custom grip you trained.</text:span></text:span></text:p>
      <text:p text:style-name="Normal"><text:line-break/><text:line-break/></text:p>
      <text:h text:style-name="Heading_20_1" text:outline-level="1"><text:soft-page-break/>4. Conclusion and Future Work</text:h>
      <text:h text:style-name="Heading_20_2" text:outline-level="2">4.1 What We Learned</text:h>
      <text:p text:style-name="Normal">- A single gesture classifier can drive multiple devices effectively.<text:line-break/>- Collaborative hardware development with shared software logic can save time and promote consistency.</text:p>
      <text:h text:style-name="Heading_20_2" text:outline-level="2">4.2 What Worked</text:h>
      <text:p text:style-name="Normal">RC Car: </text:p>
      <text:p text:style-name="Normal">- RC car communication was responsive over Wi-Fi, with gesture changes mapped to movement effectively.<text:line-break/>- The stream-freeze approach ensured consistent command delivery despite ESP32 limitations.<text:line-break/>- Finger detection was generally robust in varied lighting.</text:p>
      <text:p text:style-name="Normal">- The engineering and wiring of the car itself.</text:p>
      <text:p text:style-name="Normal"/>
      <text:p text:style-name="Normal">Robotic Hand (A.C.R.A.):</text:p>
      <text:list text:style-name="L1">
        <text:list-item>
          <text:p text:style-name="P3">Gesture classification via SVC produced reliable, distinguishable commands for each finger.</text:p>
        </text:list-item>
      </text:list>
      <text:list text:style-name="L2">
        <text:list-item>
          <text:p text:style-name="P4">MediaPipe landmarks and our flexion-angle features yielded smooth, natural finger tracking.</text:p>
        </text:list-item>
      </text:list>
      <text:list text:style-name="L3">
        <text:list-item>
          <text:p text:style-name="P5">UDP transfer of five-angle packets achieved sub-50 ms network latency, keeping the hand responsive.</text:p>
        </text:list-item>
      </text:list>
      <text:list text:style-name="L4">
        <text:list-item>
          <text:p text:style-name="P6">Exponential smoothing (α<text:span text:style-name="T5">=</text:span>0.3) effectively suppressed jitter without noticeable lag.</text:p>
        </text:list-item>
      </text:list>
      <text:list text:style-name="L5">
        <text:list-item>
          <text:p text:style-name="P7">Waveshare HAT mapping ensured precise per-finger PWM control across the full 0–180° range</text:p>
        </text:list-item>
      </text:list>
      <text:p text:style-name="Normal"/>
      <text:p text:style-name="Normal"/>
      <text:h text:style-name="Heading_20_2" text:outline-level="2"><text:soft-page-break/>4.3 What Didn’t Work as Planned</text:h>
      <text:p text:style-name="Normal">RC Car: </text:p>
      <text:p text:style-name="Normal">- Continuous streaming and command execution caused the ESP32-CAM server to become unresponsive unless carefully managed.<text:line-break/>- Landmark detection struggled occasionally with hand tilt, leading to missed gesture transitions.<text:line-break/>- The classifier had to be carefully adjusted to avoid sending repeat commands when gestures didn’t change.</text:p>
      <text:p text:style-name="Normal">- The motors used drew too much current which led to the initial battery used getting drained in 2 minutes, I had to change them to 2 18650 batteries in series with a buck converter.</text:p>
      <text:p text:style-name="Normal"/>
      <text:p text:style-name="Normal">Robotic Hand (A.C.R.A.):</text:p>
      <text:list text:style-name="L6">
        <text:list-item>
          <text:p text:style-name="P8">Construction issues: due to high friction and tension between each finger part, a complete finger “curling” is hard to achieve.</text:p>
        </text:list-item>
        <text:list-item>
          <text:p text:style-name="P8">Unfortunately, the overall consumption of energy is too high, the 9 servomotors drew too much current, lasting approximately only 20 minutes, while using two 9 volts batteries.</text:p>
        </text:list-item>
      </text:list>
      <text:p text:style-name="Normal"/>
      <text:h text:style-name="Heading_20_2" text:outline-level="2">4.4 Future Work</text:h>
      <text:p text:style-name="P1"><text:span text:style-name="Default_20_Paragraph_20_Font"><text:span text:style-name="T3">- Adaptive Learning</text:span></text:span><text:span text:style-name="Default_20_Paragraph_20_Font"><text:span text:style-name="T1">: Implement online learning to update SVC decision boundaries based on real-time user feedback, improving personalization over time.</text:span></text:span></text:p>
      <text:p text:style-name="P1"><text:span text:style-name="Default_20_Paragraph_20_Font"><text:span text:style-name="T3">- Expanded Gesture Set</text:span></text:span><text:span text:style-name="Default_20_Paragraph_20_Font"><text:span text:style-name="T1">: Collect and incorporate additional gestures and retrain the model to support more complex hand interactions.</text:span></text:span></text:p>
      <text:p text:style-name="P1"><text:span text:style-name="Default_20_Paragraph_20_Font"><text:span text:style-name="T3">- Enhanced Smoothing</text:span></text:span><text:span text:style-name="Default_20_Paragraph_20_Font"><text:span text:style-name="T1">: Experiment with Kalman filtering or dual exponential smoothing to further reduce jitter while preserving responsiveness.</text:span></text:span></text:p>
      <text:p text:style-name="P1"><text:span text:style-name="Default_20_Paragraph_20_Font"><text:span text:style-name="T3">- Dynamic Scaling</text:span></text:span><text:span text:style-name="Default_20_Paragraph_20_Font"><text:span text:style-name="T1">: Automatically adjust </text:span></text:span><text:span text:style-name="Default_20_Paragraph_20_Font"><text:span text:style-name="T4">ANGLE_SCALE</text:span></text:span><text:span text:style-name="Default_20_Paragraph_20_Font"><text:span text:style-name="T1"> or introduce per-finger gain factors based on daily calibration routines.</text:span></text:span></text:p>
      <text:p text:style-name="P1"><text:span text:style-name="Default_20_Paragraph_20_Font"><text:span text:style-name="T3">- Latency Optimization</text:span></text:span><text:span text:style-name="Default_20_Paragraph_20_Font"><text:span text:style-name="T1">: Profile the host-to-Pi pipeline to identify bottlenecks; consider UDP packet bundling or lightweight compression.</text:span></text:span></text:p>
      <text:p text:style-name="P1"><text:soft-page-break/><text:span text:style-name="Default_20_Paragraph_20_Font"><text:span text:style-name="T3">- Web-Based Dashboard</text:span></text:span><text:span text:style-name="Default_20_Paragraph_20_Font"><text:span text:style-name="T1">: Develop a browser-based interface for remote monitoring and on-the-fly parameter adjustment (smoothing α, SVC hyperparameters).</text:span></text:span></text:p>
      <text:p text:style-name="P1"><text:span text:style-name="Default_20_Paragraph_20_Font"><text:span text:style-name="T3">- Multi-Hand Support</text:span></text:span><text:span text:style-name="Default_20_Paragraph_20_Font"><text:span text:style-name="T1">: Extend the pipeline to track and map gestures from both hands, enabling bimanual control scenarios.</text:span></text:span></text:p>
      <text:p text:style-name="Normal"><text:line-break/></text:p>
      <text:h text:style-name="Heading_20_1" text:outline-level="1">References</text:h>
      <text:p text:style-name="Normal">1. Google Research. Mediapipe: Real-Time Hand Tracking and Gesture Recognition.</text:p>
      <text:p text:style-name="Normal">2. Molchanov et al. (2015). Hand Gesture Recognition with 3D CNNs. CVPR Workshops.</text:p>
      <text:p text:style-name="Normal">3. Wu et al. (2019). Real-Time Gesture Recognition Using CNN and FPGA. IEEE Acces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svg:font-family="Courier"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mbria" fo:font-size="11pt" fo:letter-spacing="normal" fo:language="en" fo:country="US" fo:font-style="normal" style:text-underline-style="none" fo:font-weight="normal" style:letter-kerning="false" style:font-name-asian="MS Mincho"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mbria" fo:font-size="11pt" fo:letter-spacing="normal" fo:language="en" fo:country="US" fo:font-style="normal" style:text-underline-style="none" fo:font-weight="normal" style:letter-kerning="false" fo:background-color="transparent" style:font-name-asian="MS Mincho"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keep-with-next="always"/>
      <style:text-properties fo:color="#365f91" loext:opacity="100%" style:font-name="Calibri" fo:font-family="Calibri" style:font-family-generic="swiss" style:font-pitch="variable" fo:font-size="14pt" fo:font-weight="bold" style:font-name-asian="MS Gothic" style:font-family-asian="'MS Gothic'" style:font-family-generic-asian="modern" style:font-pitch-asian="fixed"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loext:opacity="100%" style:font-name="Calibri" fo:font-family="Calibri" style:font-family-generic="swiss" style:font-pitch="variable" fo:font-size="13pt" fo:font-weight="bold" style:font-name-asian="MS Gothic" style:font-family-asian="'MS Gothic'" style:font-family-generic-asian="modern" style:font-pitch-asian="fixed"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39in" fo:margin-bottom="0in" style:contextual-spacing="false" fo:keep-together="always" fo:hyphenation-ladder-count="no-limit" fo:keep-with-next="always"/>
      <style:text-properties fo:color="#4f81bd" loext:opacity="100%" style:font-name="Calibri" fo:font-family="Calibri" style:font-family-generic="swiss"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loext:opacity="100%" style:font-name="Calibri" fo:font-family="Calibri" style:font-family-generic="swiss" style:font-pitch="variable" fo:font-style="italic" fo:font-weight="bold" style:font-name-asian="MS Gothic" style:font-family-asian="'MS Gothic'" style:font-family-generic-asian="modern" style:font-pitch-asian="fixed"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39in" fo:margin-bottom="0in" style:contextual-spacing="false" fo:keep-together="always" fo:hyphenation-ladder-count="no-limit" fo:keep-with-next="always"/>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139in" fo:margin-bottom="0in" style:contextual-spacing="false" fo:keep-together="always" fo:hyphenation-ladder-count="no-limit" fo:keep-with-next="always"/>
      <style:text-properties fo:color="#243f60"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139in" fo:margin-bottom="0in" style:contextual-spacing="false" fo:keep-together="always" fo:hyphenation-ladder-count="no-limit" fo:keep-with-next="always"/>
      <style:text-properties fo:color="#404040"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139in" fo:margin-bottom="0in" style:contextual-spacing="false" fo:keep-together="always" fo:hyphenation-ladder-count="no-limit" fo:keep-with-next="always"/>
      <style:text-properties fo:color="#4f81bd" loext:opacity="100%" style:font-name="Calibri" fo:font-family="Calibri" style:font-family-generic="swiss"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139in" fo:margin-bottom="0in" style:contextual-spacing="false" fo:keep-together="always" fo:hyphenation-ladder-count="no-limit" fo:keep-with-next="always"/>
      <style:text-properties fo:color="#404040" loext:opacity="100%" style:font-name="Calibri" fo:font-family="Calibri" style:font-family-generic="swiss" style:font-pitch="variable" fo:font-size="10pt" fo:font-style="italic" style:font-name-asian="MS Gothic" style:font-family-asian="'MS Gothic'" style:font-family-generic-asian="modern" style:font-pitch-asian="fixed" style:font-size-asian="10pt" style:font-style-asian="italic"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loext:opacity="100%" style:font-name="Calibri" fo:font-family="Calibri" style:font-family-generic="swiss" style:font-pitch="variable" fo:font-size="26pt" fo:letter-spacing="0.0035in" style:letter-kerning="true" style:font-name-asian="MS Gothic" style:font-family-asian="'MS Gothic'" style:font-family-generic-asian="modern" style:font-pitch-asian="fixed" style:font-size-asian="26pt" style:font-name-complex="Times New Roman" style:font-family-complex="'Times New Roman'" style:font-family-generic-complex="roman" style:font-pitch-complex="variable"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4f81bd" loext:opacity="100%" style:font-name="Calibri" fo:font-family="Calibri" style:font-family-generic="swiss" style:font-pitch="variable" fo:font-size="12pt" fo:letter-spacing="0.0102in" fo:font-style="italic" style:font-name-asian="MS Gothic" style:font-family-asian="'MS Gothic'" style:font-family-generic-asian="modern" style:font-pitch-asian="fixed"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margin-top="0in" fo:margin-bottom="0.0835in" style:contextual-spacing="false" fo:hyphenation-ladder-count="no-limit"/>
      <style:text-properties fo:hyphenate="false" loext:hyphenation-no-caps="false" loext:hyphenation-no-last-word="false" loext:hyphenation-word-char-count="no-limit" loext:hyphenation-zone="no-limit"/>
    </style:style>
    <style:style style:name="Body_20_Text_20_2" style:display-name="Body Text 2" style:family="paragraph" style:parent-style-name="Normal">
      <style:paragraph-properties fo:margin-top="0in" fo:margin-bottom="0.0835in" style:contextual-spacing="false" fo:line-height="200%" fo:hyphenation-ladder-count="no-limit"/>
      <style:text-properties fo:hyphenate="false" loext:hyphenation-no-caps="false" loext:hyphenation-no-last-word="false" loext:hyphenation-word-char-count="no-limit" loext:hyphenation-zone="no-limit"/>
    </style:style>
    <style:style style:name="Body_20_Text_20_3" style:display-name="Body Text 3" style:family="paragraph" style:parent-style-name="Normal">
      <style:paragraph-properties fo:margin-top="0in" fo:margin-bottom="0.0835in" style:contextual-spacing="false" fo:hyphenation-ladder-count="no-limit"/>
      <style:text-properties fo:font-size="8pt" style:font-size-asian="8pt" style:font-size-complex="8pt" fo:hyphenate="false" loext:hyphenation-no-caps="false" loext:hyphenation-no-last-word="false" loext:hyphenation-word-char-count="no-limit" loext:hyphenation-zone="no-limit"/>
    </style:style>
    <style:style style:name="List" style:family="paragraph" style:parent-style-name="Normal" style:class="list">
      <style:paragraph-properties fo:margin-left="0.25in" fo:margin-right="0in" fo:hyphenation-ladder-count="no-limit" fo:text-indent="-0.25in" style:auto-text-indent="false">
        <style:tab-stops/>
      </style:paragraph-properties>
      <style:text-properties fo:hyphenate="false" loext:hyphenation-no-caps="false" loext:hyphenation-no-last-word="false" loext:hyphenation-word-char-count="no-limit" loext:hyphenation-zone="no-limit"/>
    </style:style>
    <style:style style:name="List_20_2" style:display-name="List 2" style:family="paragraph" style:parent-style-name="Normal" style:class="list">
      <style:paragraph-properties fo:margin-left="0.5in" fo:margin-right="0in" fo:hyphenation-ladder-count="no-limit" fo:text-indent="-0.25in" style:auto-text-indent="false">
        <style:tab-stops/>
      </style:paragraph-properties>
      <style:text-properties fo:hyphenate="false" loext:hyphenation-no-caps="false" loext:hyphenation-no-last-word="false" loext:hyphenation-word-char-count="no-limit" loext:hyphenation-zone="no-limit"/>
    </style:style>
    <style:style style:name="List_20_3" style:display-name="List 3" style:family="paragraph" style:parent-style-name="Normal" style:class="list">
      <style:paragraph-properties fo:margin-left="0.75in" fo:margin-right="0in" fo:hyphenation-ladder-count="no-limit" fo:text-indent="-0.25in" style:auto-text-indent="false">
        <style:tab-stops/>
      </style:paragraph-properties>
      <style:text-properties fo:hyphenate="false" loext:hyphenation-no-caps="false" loext:hyphenation-no-last-word="false" loext:hyphenation-word-char-count="no-limit" loext:hyphenation-zone="no-limit"/>
    </style:style>
    <style:style style:name="List_20_Bullet" style:display-name="List Bullet" style:family="paragraph" style:parent-style-name="Normal" style:list-style-name="LFO10">
      <style:paragraph-properties fo:hyphenation-ladder-count="no-limit"/>
      <style:text-properties fo:hyphenate="false" loext:hyphenation-no-caps="false" loext:hyphenation-no-last-word="false" loext:hyphenation-word-char-count="no-limit" loext:hyphenation-zone="no-limit"/>
    </style:style>
    <style:style style:name="List_20_Bullet_20_2" style:display-name="List Bullet 2" style:family="paragraph" style:parent-style-name="Normal" style:list-style-name="LFO11">
      <style:paragraph-properties fo:hyphenation-ladder-count="no-limit"/>
      <style:text-properties fo:hyphenate="false" loext:hyphenation-no-caps="false" loext:hyphenation-no-last-word="false" loext:hyphenation-word-char-count="no-limit" loext:hyphenation-zone="no-limit"/>
    </style:style>
    <style:style style:name="List_20_Bullet_20_3" style:display-name="List Bullet 3" style:family="paragraph" style:parent-style-name="Normal" style:list-style-name="LFO12">
      <style:paragraph-properties fo:hyphenation-ladder-count="no-limit"/>
      <style:text-properties fo:hyphenate="false" loext:hyphenation-no-caps="false" loext:hyphenation-no-last-word="false" loext:hyphenation-word-char-count="no-limit" loext:hyphenation-zone="no-limit"/>
    </style:style>
    <style:style style:name="List_20_Number" style:display-name="List Number" style:family="paragraph" style:parent-style-name="Normal" style:list-style-name="LFO14">
      <style:paragraph-properties fo:hyphenation-ladder-count="no-limit"/>
      <style:text-properties fo:hyphenate="false" loext:hyphenation-no-caps="false" loext:hyphenation-no-last-word="false" loext:hyphenation-word-char-count="no-limit" loext:hyphenation-zone="no-limit"/>
    </style:style>
    <style:style style:name="List_20_Number_20_2" style:display-name="List Number 2" style:family="paragraph" style:parent-style-name="Normal" style:list-style-name="LFO15">
      <style:paragraph-properties fo:hyphenation-ladder-count="no-limit"/>
      <style:text-properties fo:hyphenate="false" loext:hyphenation-no-caps="false" loext:hyphenation-no-last-word="false" loext:hyphenation-word-char-count="no-limit" loext:hyphenation-zone="no-limit"/>
    </style:style>
    <style:style style:name="List_20_Number_20_3" style:display-name="List Number 3" style:family="paragraph" style:parent-style-name="Normal" style:list-style-name="LFO16">
      <style:paragraph-properties fo:hyphenation-ladder-count="no-limit"/>
      <style:text-properties fo:hyphenate="false" loext:hyphenation-no-caps="false" loext:hyphenation-no-last-word="false" loext:hyphenation-word-char-count="no-limit" loext:hyphenation-zone="no-limit"/>
    </style:style>
    <style:style style:name="List_20_Continue" style:display-name="List Continue" style:family="paragraph" style:parent-style-name="Normal">
      <style:paragraph-properties fo:margin-left="0.25in" fo:margin-right="0in" fo:margin-top="0in" fo:margin-bottom="0.083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List_20_Continue_20_2" style:display-name="List Continue 2" style:family="paragraph" style:parent-style-name="Normal">
      <style:paragraph-properties fo:margin-left="0.5in" fo:margin-right="0in" fo:margin-top="0in" fo:margin-bottom="0.083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List_20_Continue_20_3" style:display-name="List Continue 3" style:family="paragraph" style:parent-style-name="Normal">
      <style:paragraph-properties fo:margin-left="0.75in" fo:margin-right="0in" fo:margin-top="0in" fo:margin-bottom="0.083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Macro_20_Text" style:display-name="Macro Text" style:family="paragraph">
      <style:paragraph-properties fo:hyphenation-ladder-count="no-limit">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system" style:font-pitch="variable" fo:font-size="10pt" style:font-size-asian="10pt" style:font-size-complex="10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hyphenation-ladder-count="no-limit"/>
      <style:text-properties fo:color="#000000" loext:opacity="100%" fo:font-style="italic" style:font-style-asian="italic" style:font-style-complex="italic" fo:hyphenate="false" loext:hyphenation-no-caps="false" loext:hyphenation-no-last-word="false" loext:hyphenation-word-char-count="no-limit" loext:hyphenation-zone="no-limit"/>
    </style:style>
    <style:style style:name="Caption" style:family="paragraph" style:parent-style-name="Normal" style:next-style-name="Normal" style:class="extra">
      <style:paragraph-properties fo:line-height="100%" fo:hyphenation-ladder-count="no-limit"/>
      <style:text-properties fo:color="#4f81bd" loext:opacity="100%"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0.65in" fo:margin-right="0.65in" fo:margin-top="0.139in" fo:margin-bottom="0.1945in" style:contextual-spacing="false" fo:hyphenation-ladder-count="no-limit" fo:text-indent="0in" style:auto-text-indent="false" fo:padding-left="0in" fo:padding-right="0in" fo:padding-top="0in" fo:padding-bottom="0.0555in" fo:border-left="none" fo:border-right="none" fo:border-top="none" fo:border-bottom="0.51pt solid #4f81bd" style:shadow="none">
        <style:tab-stops/>
      </style:paragraph-properties>
      <style:text-properties fo:color="#4f81bd" loext:opacity="100%"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 style:list-style-name="">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loext:opacity="100%" style:font-name="Calibri" fo:font-family="Calibri" style:font-family-generic="swiss" style:font-pitch="variable" fo:font-size="14pt" fo:font-weight="bold" style:font-name-asian="MS Gothic" style:font-family-asian="'MS Gothic'" style:font-family-generic-asian="modern" style:font-pitch-asian="fixe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libri" fo:font-family="Calibri" style:font-family-generic="swiss" style:font-pitch="variable" fo:font-size="13pt" fo:font-weight="bold" style:font-name-asian="MS Gothic" style:font-family-asian="'MS Gothic'" style:font-family-generic-asian="modern" style:font-pitch-asian="fixe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libri" fo:font-family="Calibri" style:font-family-generic="swiss"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weight-complex="bold"/>
    </style:style>
    <style:style style:name="Title_20_Char" style:display-name="Title Char" style:family="text" style:parent-style-name="Default_20_Paragraph_20_Font">
      <style:text-properties fo:color="#17365d" loext:opacity="100%" style:font-name="Calibri" fo:font-family="Calibri" style:font-family-generic="swiss" style:font-pitch="variable" fo:font-size="26pt" fo:letter-spacing="0.0035in" style:letter-kerning="true" style:font-name-asian="MS Gothic" style:font-family-asian="'MS Gothic'" style:font-family-generic-asian="modern" style:font-pitch-asian="fixed"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loext:opacity="100%" style:font-name="Calibri" fo:font-family="Calibri" style:font-family-generic="swiss" style:font-pitch="variable" fo:font-size="12pt" fo:letter-spacing="0.0102in" fo:font-style="italic" style:font-name-asian="MS Gothic" style:font-family-asian="'MS Gothic'" style:font-family-generic-asian="modern" style:font-pitch-asian="fixed" style:font-size-asian="12pt" style:font-style-asian="italic" style:font-name-complex="Times New Roman" style:font-family-complex="'Times New Roman'" style:font-family-generic-complex="roman"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system" style:font-pitch="variable" fo:font-size="10pt" style:font-size-asian="10pt" style:font-size-complex="10pt"/>
    </style:style>
    <style:style style:name="Quote_20_Char" style:display-name="Quote Char" style:family="text" style:parent-style-name="Default_20_Paragraph_20_Font">
      <style:text-properties fo:color="#000000" loext:opacity="100%" fo:font-style="italic" style:font-style-asian="italic" style:font-style-complex="italic"/>
    </style:style>
    <style:style style:name="Heading_20_4_20_Char" style:display-name="Heading 4 Char" style:family="text" style:parent-style-name="Default_20_Paragraph_20_Font">
      <style:text-properties fo:color="#4f81bd" loext:opacity="100%" style:font-name="Calibri" fo:font-family="Calibri" style:font-family-generic="swiss" style:font-pitch="variable" fo:font-style="italic" fo:font-weight="bold" style:font-name-asian="MS Gothic" style:font-family-asian="'MS Gothic'" style:font-family-generic-asian="modern" style:font-pitch-asian="fixed"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f81bd" loext:opacity="100%" style:font-name="Calibri" fo:font-family="Calibri" style:font-family-generic="swiss"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loext:opacity="100%" style:font-name="Calibri" fo:font-family="Calibri" style:font-family-generic="swiss" style:font-pitch="variable" fo:font-size="10pt" fo:font-style="italic" style:font-name-asian="MS Gothic" style:font-family-asian="'MS Gothic'" style:font-family-generic-asian="modern" style:font-pitch-asian="fixed" style:font-size-asian="10pt" style:font-style-asian="italic" style:font-name-complex="Times New Roman" style:font-family-complex="'Times New Roman'" style:font-family-generic-complex="roman"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text-underline-mode="continuous" style:text-overline-mode="continuous" style:text-line-through-mode="continuou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Aptos" fo:font-family="Aptos" style:font-family-generic="swiss" style:font-pitch="variable"/>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Aptos" fo:font-family="Aptos" style:font-family-generic="swiss" style:font-pitch="variable"/>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Aptos" fo:font-family="Aptos" style:font-family-generic="swiss" style:font-pitch="variable"/>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Aptos" fo:font-family="Aptos" style:font-family-generic="swiss" style:font-pitch="variable"/>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ptos" fo:font-family="Aptos" style:font-family-generic="swiss" style:font-pitch="variable"/>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ptos" fo:font-family="Aptos" style:font-family-generic="swiss" style:font-pitch="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Aptos" fo:font-family="Aptos" style:font-family-generic="swiss" style:font-pitch="variable"/>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10">
      <text:list-level-style-bullet text:level="1" text:style-name="WW_5f_CharLFO10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bullet text:level="1" text:style-name="WW_5f_CharLFO12LVL1" loext:num-list-format="%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6">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8.2$Windows_X86_64 LibreOffice_project/f718d63693263970429a68f568db6046aaa9df01</meta:generator>
    <dc:title/>
    <dc:description>generated by python-docx</dc:description>
    <dc:subject/>
    <meta:initial-creator>python-docx</meta:initial-creator>
    <meta:creation-date>2025-05-02T14:35:00Z</meta:creation-date>
    <dc:date>2025-05-02T15:38:23.489000000</dc:date>
    <meta:editing-cycles>5</meta:editing-cycles>
    <meta:editing-duration>PT1M18S</meta:editing-duration>
    <meta:document-statistic meta:table-count="0" meta:image-count="0" meta:object-count="0" meta:page-count="6" meta:paragraph-count="59" meta:word-count="1294" meta:character-count="8669" meta:non-whitespace-character-count="7435"/>
    <meta:template xlink:type="simple" xlink:actuate="onRequest" xlink:title="" xlink:href="Normal.dotm"/>
  </office:meta>
</office:document-meta>
</file>